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text-underline-style="solid" style:text-underline-width="auto" style:text-underline-color="font-color"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5-2012 16:45-18:00 <text:s text:c="3"/>Hito 1: Entrega de imágenes que verá el usuario</text:p>
      <text:p text:style-name="Standard"/>
      <text:p text:style-name="Standard"><text:s text:c="7"/>Para diseñar las vistas que vería el usuario usamos un proyecto ya creado, y cambiamos dos vistas de actividades parecidas a la principal y la usada para editar los eventos creados. Aunque en un principio pensamos capturar las imágenes del editor de eclipse, tras comprobar que la imagen se ve demasiado pequeña decidimos usar un terminal virtual.</text:p>
      <text:p text:style-name="Standard"><text:s text:c="6"/>Para crear la vista del editor de eventos, como campos para introducir la fecha y hora intentamos poner un Timepicker y un Datepicker, pero nos daba un error en el código xml después de cambiarlo para reducir su tamaño, y no nos dejaba construir la aplicación. Después de una hora intentando solucionarlo y sin conseguirlo, decidimos poner un campo de introducir texto, ya que estas vistas son meramente orientativas. En el diseño final se incluirán un Timepicker y un Datepicker.</text:p>
      <text:p text:style-name="Standard"/>
      <text:p text:style-name="P2">21-5-2012 <text:s text:c="2"/>16:00-17:30</text:p>
      <text:p text:style-name="P1"/>
      <text:p text:style-name="P1"><text:s text:c="5"/><text:span text:style-name="T1">Hemos creado un proyecto nuevo con Android 2.1, y hemos añadido el código para crear la base de datos y la actividad principal usando como referencia el código del tutorial de Notepad, pero <text:s/>nos salen errores que no sabemos como solucionar y no podemos construir el proyecto.</text:span></text:p>
      <text:p text:style-name="P3"/>
      <text:p text:style-name="P2">22-5-2012 <text:s text:c="2"/>18:00-20:00</text:p>
      <text:p text:style-name="P4"/>
      <text:p text:style-name="P3"><text:s text:c="5"/>Después de muchas vueltas hemos conseguido solucionar los problemas que teníamos , unos al cambiar la version android del proyecto de 2.1 a 2.3.3, y otros solos con hacer clean proyect. </text:p>
      <text:p text:style-name="P3"><text:s text:c="5"/>Intentamos cambiar la base de datos, añadiendo campos date y time, y modificamos event_edit para intentar guardarlos, pero alguno de los cambios que hacemos provoca que salte una excepción al crear un evento y se cierra la aplicación.</text:p>
      <text:p text:style-name="P2"/>
      <text:p text:style-name="P2">23-5-2012 17:00-20:00</text:p>
      <text:p text:style-name="P3"/>
      <text:p text:style-name="P1"><text:span text:style-name="T1"><text:s text:c="5"/>No conseguimos descubrir qué hace que salte la excepción, <text:s/>así que creamos otro proyecto nuevo <text:s/>usando como referencia el código del tutorial de Notepad, y como no sabemos como guardar los campos de fecha y hora en formato date y time, empezamos poniendolos como strings, y añadimos un datepicker y un timepicker sin que guarden </text:span><text:span text:style-name="T3">nada.</text:span></text:p>
      <text:p text:style-name="P1"><text:span text:style-name="T3"/></text:p>
      <text:p text:style-name="P2">24-5-2012 10:00-12:00</text:p>
      <text:p text:style-name="P2"><text:span text:style-name="T3"/></text:p>
      <text:p text:style-name="P2"><text:span text:style-name="T3"><text:s text:c="5"/>Nuestra idea original era crear la base de datos con campos date y time para guardar fechar y hora, pero hemos visto que resulta mas sencillo dejarlos como string y convertir los datos recogidos con los picker a string. Implementamos el codigo para recoger hora y fecha en editEvent, hacemos que los eventos salgan ordenados en la vista principal, y muestren titulo, fecha y hora. </text:span></text:p>
      <text:p text:style-name="P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1T19:43:54.77</meta:creation-date>
    <dc:date>2012-05-24T11:51:14.57</dc:date>
    <meta:editing-duration>PT30M40S</meta:editing-duration>
    <meta:editing-cycles>3</meta:editing-cycles>
    <meta:generator>OpenOffice.org/3.4$Win32 OpenOffice.org_project/340m1$Build-9590</meta:generator>
    <meta:document-statistic meta:table-count="0" meta:image-count="0" meta:object-count="0" meta:page-count="1" meta:paragraph-count="12" meta:word-count="393" meta:character-count="2435"/>
  </office:meta>
</office:document-meta>
</file>